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" svg:font-family="Monospac"/>
    <style:font-face style:name="Trebuchet MS" svg:font-family="'Trebuchet MS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11eaf"/>
    </style:style>
    <style:style style:name="P2" style:family="paragraph" style:parent-style-name="Text_20_body">
      <style:text-properties officeooo:paragraph-rsid="00011eaf"/>
    </style:style>
    <style:style style:name="P3" style:family="paragraph" style:parent-style-name="Text_20_body">
      <style:text-properties officeooo:paragraph-rsid="000303bb"/>
    </style:style>
    <style:style style:name="P4" style:family="paragraph" style:parent-style-name="Text_20_body">
      <style:text-properties officeooo:paragraph-rsid="0003a387"/>
    </style:style>
    <style:style style:name="P5" style:family="paragraph" style:parent-style-name="Text_20_body">
      <style:text-properties officeooo:paragraph-rsid="00033905"/>
    </style:style>
    <style:style style:name="P6" style:family="paragraph" style:parent-style-name="Text_20_body">
      <style:text-properties officeooo:paragraph-rsid="0006c56a"/>
    </style:style>
    <style:style style:name="P7" style:family="paragraph" style:parent-style-name="Text_20_body" style:master-page-name="">
      <loext:graphic-properties draw:fill="none"/>
      <style:paragraph-properties fo:margin-left="0cm" fo:margin-right="-0.7cm" fo:margin-top="0cm" fo:margin-bottom="0.247cm" loext:contextual-spacing="false" fo:line-height="120%" fo:text-indent="0cm" style:auto-text-indent="false" style:page-number="auto" fo:background-color="transparent"/>
      <style:text-properties officeooo:paragraph-rsid="00011eaf"/>
    </style:style>
    <style:style style:name="P8" style:family="paragraph" style:parent-style-name="Heading_20_3">
      <style:text-properties officeooo:paragraph-rsid="0004ca7c"/>
    </style:style>
    <style:style style:name="P9" style:family="paragraph" style:parent-style-name="Text_20_body" style:list-style-name="L1">
      <style:text-properties officeooo:paragraph-rsid="00011eaf"/>
    </style:style>
    <style:style style:name="P10" style:family="paragraph" style:parent-style-name="Text_20_body" style:list-style-name="L1">
      <style:text-properties officeooo:paragraph-rsid="00033905"/>
    </style:style>
    <style:style style:name="P11" style:family="paragraph" style:parent-style-name="Text_20_body" style:list-style-name="L2">
      <style:text-properties officeooo:paragraph-rsid="00011eaf"/>
    </style:style>
    <style:style style:name="P12" style:family="paragraph" style:parent-style-name="Text_20_body" style:list-style-name="L2">
      <style:text-properties officeooo:paragraph-rsid="0004ca7c"/>
    </style:style>
    <style:style style:name="P13" style:family="paragraph" style:parent-style-name="Text_20_body" style:list-style-name="L2">
      <style:text-properties officeooo:paragraph-rsid="000303bb"/>
    </style:style>
    <style:style style:name="P14" style:family="paragraph" style:parent-style-name="Text_20_body" style:list-style-name="L2">
      <style:text-properties officeooo:paragraph-rsid="0003a387"/>
    </style:style>
    <style:style style:name="P15" style:family="paragraph" style:parent-style-name="Text_20_body" style:list-style-name="L1" style:master-page-name="">
      <loext:graphic-properties draw:fill="none"/>
      <style:paragraph-properties fo:margin-left="1.9cm" fo:margin-right="-0.6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11eaf"/>
    </style:style>
    <style:style style:name="T1" style:family="text">
      <style:text-properties fo:color="#000000" fo:font-size="14pt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fo:font-size="14pt" fo:language="pt" fo:country="BR" fo:font-style="normal" style:text-underline-style="none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fo:font-size="14pt" fo:language="pt" fo:country="BR" fo:font-style="normal" style:text-underline-style="none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fo:font-size="14pt" fo:language="pt" fo:country="BR" fo:font-style="normal" style:text-underline-style="none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fo:font-size="14pt" fo:language="pt" fo:country="BR" fo:font-style="normal" style:text-underline-style="none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fo:font-size="14pt" fo:language="pt" fo:country="BR" fo:font-style="normal" style:text-underline-style="none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000000"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000000" fo:font-size="14pt" fo:language="pt" fo:country="BR" fo:font-style="normal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000000"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fo:font-size="14pt" fo:language="pt" fo:country="BR" fo:font-style="normal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fo:font-size="14pt" fo:language="pt" fo:country="BR" fo:font-style="normal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fo:font-size="14pt" fo:language="pt" fo:country="BR" fo:font-style="normal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fo:font-size="14pt" fo:language="pt" fo:country="BR" fo:font-style="normal" fo:font-weight="normal" officeooo:rsid="0034fdb5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fo:font-size="14pt" fo:language="pt" fo:country="BR" fo:font-style="normal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fo:font-size="14pt" fo:language="pt" fo:country="BR" fo:font-style="normal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fo:font-size="14pt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fo:font-size="14pt" fo:language="pt" fo:country="BR" fo:font-style="normal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fo:font-size="14pt" fo:language="pt" fo:country="BR" fo:font-weight="normal" officeooo:rsid="0003a387" style:font-size-asian="14pt" style:font-weight-asian="normal" style:font-size-complex="14pt" style:font-weight-complex="normal"/>
    </style:style>
    <style:style style:name="T30" style:family="text">
      <style:text-properties fo:color="#00a933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a933" style:font-name="Monospace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a933" style:font-name="Monospace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Trebuchet MS" fo:font-size="14pt" fo:letter-spacing="normal" fo:language="pt" fo:country="BR" fo:font-style="normal" style:text-underline-style="none" fo:font-weight="normal" officeooo:rsid="003606c8" style:text-blinking="false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fo:font-size="14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font-name="Trebuchet MS" fo:font-size="14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font-name="Trebuchet MS" fo:font-size="14pt" fo:letter-spacing="normal" fo:language="pt" fo:country="BR" fo:font-style="normal" fo:font-weight="normal" officeooo:rsid="0007daf6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language="pt" fo:country="BR"/>
    </style:style>
    <style:style style:name="T38" style:family="text">
      <style:text-properties fo:language="pt" fo:country="BR"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15">XML</text:span></text:span></text:p>
      <text:p text:style-name="Text_20_body"><text:span text:style-name="Emphasis"><text:span text:style-name="T19"/></text:span></text:p>
      <text:p text:style-name="Text_20_body"><text:span text:style-name="Emphasis"><text:span text:style-name="T19">A XML – eXtensible Markup Language – é uma linguagem de marcadores</text:span></text:span><text:span text:style-name="Emphasis"><text:span text:style-name="T28">(tags)</text:span></text:span><text:span text:style-name="Emphasis"><text:span text:style-name="T19"> assim como a HTML e foi desenhada para </text:span></text:span><text:span text:style-name="Emphasis"><text:span text:style-name="T11">descrever dados</text:span></text:span><text:span text:style-name="Emphasis"><text:span text:style-name="T5">, </text:span></text:span><text:span text:style-name="Emphasis"><text:span text:style-name="T8">em comparação</text:span></text:span><text:span text:style-name="Emphasis"><text:span text:style-name="T19">, a HTML est</text:span></text:span><text:span text:style-name="Emphasis"><text:span text:style-name="T28">á</text:span></text:span><text:span text:style-name="Emphasis"><text:span text:style-name="T19"> relacionada com a apresentação dos dados enquanto que a XML est</text:span></text:span><text:span text:style-name="Emphasis"><text:span text:style-name="T28">á</text:span></text:span><text:span text:style-name="Emphasis"><text:span text:style-name="T19"> interessada na descrição dos dados. Sua grande vantagem é que ela é extensível, ou seja, não está limitada a um certo número de tags, permitindo que o autor defina suas próprias tags.</text:span></text:span></text:p>
      <text:p text:style-name="P7"><text:span text:style-name="Emphasis"><text:span text:style-name="T24">Em outras palavras, o</text:span></text:span><text:span text:style-name="Emphasis"><text:span text:style-name="T19"> XML é uma linguagem de codificação onde dados são delimitados por metadados, o que flexibiliza </text:span></text:span><text:span text:style-name="Emphasis"><text:span text:style-name="T18">o armazenamento de informações, ou seja,</text:span></text:span><text:span text:style-name="Emphasis"><text:span text:style-name="T17"> </text:span></text:span><text:span text:style-name="Emphasis"><text:span text:style-name="T19">é uma linguagem utilizada para guardar informações de forma estruturada e facilmente legível para pessoas e sistemas. </text:span></text:span><text:span text:style-name="Emphasis"><text:span text:style-name="T20">D</text:span></text:span><text:span text:style-name="Emphasis"><text:span text:style-name="T17">efin</text:span></text:span><text:span text:style-name="Emphasis"><text:span text:style-name="T28">indo</text:span></text:span><text:span text:style-name="Emphasis"><text:span text:style-name="T17"> um conjunto de regras para codificação de </text:span></text:span><text:span text:style-name="Emphasis"><text:span text:style-name="T14">documentos</text:span></text:span><text:span text:style-name="Emphasis"><text:span text:style-name="T17">.</text:span></text:span></text:p>
      <text:p text:style-name="P3"><text:span text:style-name="Emphasis"><text:span text:style-name="T28">Essa linguagem foi criada</text:span></text:span><text:span text:style-name="Emphasis"><text:span text:style-name="T21"> para suprir a necessidade de uma padronização da estrutura e forma como os documentos armazenavam suas informações, </text:span></text:span><text:span text:style-name="Emphasis"><text:span text:style-name="T22">de </text:span></text:span><text:span text:style-name="Emphasis"><text:span text:style-name="T24">modo</text:span></text:span><text:span text:style-name="Emphasis"><text:span text:style-name="T22"> que fosse de fácil leitura humana e que permitisse repetições e inclusão de dados sem mudança estrutural.</text:span></text:span></text:p>
      <text:p text:style-name="P3"><text:span text:style-name="Emphasis"><text:span text:style-name="T22">O design do XML tem foco na </text:span></text:span><text:span text:style-name="Emphasis"><text:span text:style-name="T10">simplicidade</text:span></text:span><text:span text:style-name="Emphasis"><text:span text:style-name="T22">, generalidade e usabilidade, traz</text:span></text:span><text:span text:style-name="Emphasis"><text:span text:style-name="T23">endo</text:span></text:span><text:span text:style-name="Emphasis"><text:span text:style-name="T22"> uma sintaxe básica que simplifica o </text:span></text:span><text:span text:style-name="Emphasis"><text:span text:style-name="T10">compartilhamento</text:span></text:span><text:span text:style-name="Emphasis"><text:span text:style-name="T22"> de dados entre diferentes computadores e aplicações sendo usad</text:span></text:span><text:span text:style-name="Emphasis"><text:span text:style-name="T28">a</text:span></text:span><text:span text:style-name="Emphasis"><text:span text:style-name="T22"> para diversos serviços na web.</text:span></text:span></text:p>
      <text:p text:style-name="P4"><text:span text:style-name="Emphasis"><text:span text:style-name="T28">A</text:span></text:span><text:span text:style-name="Emphasis"><text:span text:style-name="T26"> XML é usado como formato de armazenamento para alguns bancos de dados. </text:span></text:span><text:span text:style-name="Emphasis"><text:span text:style-name="T1">Esse formato</text:span></text:span><text:span text:style-name="Emphasis"><text:span text:style-name="T4"> </text:span></text:span><text:span text:style-name="Emphasis"><text:span text:style-name="T2">tornou-se </text:span></text:span><text:span text:style-name="Emphasis"><text:span text:style-name="T7">o padrão adotado para a transferência de informações como as notas fiscais eletrônicas do Brasil, migrando esses documentos para a</text:span></text:span><text:span text:style-name="Emphasis"><text:span text:style-name="T2"> </text:span></text:span><text:span text:style-name="Emphasis"><text:span text:style-name="T9">versão digital</text:span></text:span><text:span text:style-name="Emphasis"><text:span text:style-name="T2">, onde</text:span></text:span><text:span text:style-name="Emphasis"><text:span text:style-name="T4"> sua validade é garantida por meio de </text:span></text:span><text:span text:style-name="Emphasis"><text:span text:style-name="T10">uma assinatura digital</text:span></text:span><text:span text:style-name="Emphasis"><text:span text:style-name="T4">, </text:span></text:span><text:span text:style-name="Emphasis"><text:span text:style-name="T3">através de um certificado digital, </text:span></text:span><text:span text:style-name="Emphasis"><text:span text:style-name="T1">fornecendo</text:span></text:span><text:span text:style-name="Emphasis"><text:span text:style-name="T4"> mais segurança aos procedimentos fiscais.</text:span></text:span></text:p>
      <text:p text:style-name="P5"><text:span text:style-name="Emphasis"><text:span text:style-name="T8">Um d</text:span></text:span><text:span text:style-name="Emphasis"><text:span text:style-name="T6">ocumento XML é apenas um arquivo-texto, </text:span></text:span><text:span text:style-name="Emphasis"><text:span text:style-name="T8">sendo leve e </text:span></text:span><text:span text:style-name="Emphasis"><text:span text:style-name="T6">proporcionando interoperabilidade pois pode ser transportado e entendido por diversos sistemas.</text:span></text:span></text:p>
      <text:p text:style-name="P2"><text:span text:style-name="Emphasis"><text:span text:style-name="T4">Existem 3 formas de se guardar informação em um arquivo XML:</text:span></text:span></text:p>
      <text:list xml:id="list1653582485" text:style-name="L1">
        <text:list-item>
          <text:p text:style-name="P9"><text:span text:style-name="Emphasis"><text:span text:style-name="T10">Elementos:</text:span></text:span><text:span text:style-name="Emphasis"><text:span text:style-name="T4"> </text:span></text:span><text:span text:style-name="Emphasis"><text:span text:style-name="T5">são as tags. </text:span></text:span><text:span text:style-name="Emphasis"><text:span text:style-name="T6">Entenda elemento como tag ou nó. </text:span></text:span><text:span text:style-name="Emphasis"><text:span text:style-name="T5">Exemplo: &lt;telefone&gt;989322944&lt;/telefone&gt;</text:span></text:span></text:p>
        </text:list-item>
        <text:list-item>
          <text:p text:style-name="P9"><text:span text:style-name="Emphasis"><text:span text:style-name="T10">Atributos:</text:span></text:span><text:span text:style-name="Emphasis"><text:span text:style-name="T4"> </text:span></text:span><text:span text:style-name="Emphasis"><text:span text:style-name="T5">são guardados dentro de elementos. Em geral, tem 2 objetivos:</text:span></text:span></text:p>
          <text:list>
            <text:list-item>
              <text:p text:style-name="P15"><text:span text:style-name="Emphasis"><text:span text:style-name="T8">Reduzir</text:span></text:span><text:span text:style-name="Emphasis"><text:span text:style-name="T5"> o tamanho do arquivo pois não será preciso ficar abrindo e fechando tags.</text:span></text:span></text:p>
            </text:list-item>
            <text:list-item>
              <text:p text:style-name="P10"><text:soft-page-break/><text:span text:style-name="Emphasis"><text:span text:style-name="T5">Separar os dados gerais (como telefone e endereço) das informações únicas (como CPF). Por exemplo: &lt;pessoa cpf=”32165498705”&gt;</text:span></text:span></text:p>
            </text:list-item>
            <text:list-item>
              <text:p text:style-name="P10"><text:span text:style-name="Emphasis"><text:span text:style-name="T10">Comentários:</text:span></text:span><text:span text:style-name="Emphasis"><text:span text:style-name="T4"> </text:span></text:span><text:span text:style-name="Emphasis"><text:span text:style-name="T5">para facilitar a compreensão humana, delimitados assim como no HTML:<text:tab/> </text:span></text:span><text:span text:style-name="Emphasis"><text:span text:style-name="T31">&lt;!-- comentário --</text:span></text:span><text:span text:style-name="Emphasis"><text:span text:style-name="T32">&gt;</text:span></text:span><text:span text:style-name="Emphasis"><text:span text:style-name="T30"><text:line-break/></text:span></text:span></text:p>
            </text:list-item>
          </text:list>
        </text:list-item>
      </text:list>
      <text:p text:style-name="P2"><text:span text:style-name="Emphasis"><text:span text:style-name="T16">Regras:</text:span></text:span></text:p>
      <text:list xml:id="list2716589526" text:style-name="L2">
        <text:list-item>
          <text:p text:style-name="P11"><text:span text:style-name="Emphasis"><text:span text:style-name="T22">Cada informação deve estar dentro de um contêiner / tag / nó / </text:span></text:span><text:span text:style-name="Emphasis"><text:span text:style-name="T28">elemento</text:span></text:span></text:p>
        </text:list-item>
        <text:list-item>
          <text:p text:style-name="P11"><text:span text:style-name="Emphasis"><text:span text:style-name="T22">Os dados devem obedecer uma hierarquia </text:span></text:span><text:span text:style-name="Emphasis"><text:span text:style-name="T25">estruturada</text:span></text:span><text:span text:style-name="Emphasis"><text:span text:style-name="T22">.</text:span></text:span></text:p>
        </text:list-item>
        <text:list-item>
          <text:p text:style-name="P12"><text:span text:style-name="Emphasis"><text:span text:style-name="T26">A DTD – Definição de Tipo de Documento (ou </text:span></text:span><text:span text:style-name="Emphasis"><text:span text:style-name="T13">esquema</text:span></text:span><text:span text:style-name="Emphasis"><text:span text:style-name="T26">) define a estrutura do documento XML, especificando quais são os elementos e atributos permitidos no documento. A DTD pode ser declarada dentro de um documento XML ou num arquivo à parte. </text:span></text:span></text:p>
        </text:list-item>
        <text:list-item>
          <text:p text:style-name="P12"><text:span text:style-name="Emphasis"><text:span text:style-name="T22">&lt;? Xml version = “1.0” encoding = “utf-8”?&gt;<text:line-break/>Esta é </text:span></text:span><text:span text:style-name="Emphasis"><text:span text:style-name="T27">a</text:span></text:span><text:span text:style-name="Emphasis"><text:span text:style-name="T22"> declaração XML e </text:span></text:span><text:span text:style-name="Emphasis"><text:span text:style-name="T27">deve ser a </text:span></text:span><text:span text:style-name="Emphasis"><text:span text:style-name="T22">primeira linha do documento pois define a versão do documento. </text:span></text:span></text:p>
        </text:list-item>
        <text:list-item>
          <text:p text:style-name="P13"><text:span text:style-name="Emphasis"><text:span text:style-name="T22">O arquivo pode conter (opcionalmente) </text:span></text:span><text:span text:style-name="Emphasis"><text:span text:style-name="T26">a declaração (</text:span></text:span><text:span text:style-name="Emphasis"><text:span text:style-name="T22">um cabeçalho</text:span></text:span><text:span text:style-name="Emphasis"><text:span text:style-name="T26">)</text:span></text:span><text:span text:style-name="Emphasis"><text:span text:style-name="T22"> </text:span></text:span><text:span text:style-name="Emphasis"><text:span text:style-name="T20">com</text:span></text:span><text:span text:style-name="Emphasis"><text:span text:style-name="T22"> a versão e </text:span></text:span><text:span text:style-name="Emphasis"><text:span text:style-name="T20">o</text:span></text:span><text:span text:style-name="Emphasis"><text:span text:style-name="T22"> </text:span></text:span><text:span text:style-name="Emphasis"><text:span text:style-name="T28">encoding (</text:span></text:span><text:span text:style-name="Emphasis"><text:span text:style-name="T22">ch</text:span></text:span><text:span text:style-name="Emphasis"><text:span text:style-name="T28">@</text:span></text:span><text:span text:style-name="Emphasis"><text:span text:style-name="T22">rset</text:span></text:span><text:span text:style-name="Emphasis"><text:span text:style-name="T28">)</text:span></text:span></text:p>
        </text:list-item>
        <text:list-item>
          <text:p text:style-name="P14"><text:span text:style-name="Emphasis"><text:span text:style-name="T24">A declaração deve vir na primeira linha, antes de qualquer coisa, inclusive comentários.</text:span></text:span></text:p>
        </text:list-item>
        <text:list-item>
          <text:p text:style-name="P13"><text:span text:style-name="Emphasis"><text:span text:style-name="T24">As tags podem conter todos os caracteres alfanuméricos (inclusive acentos) mas as únicas marcas de pontuação são o hífen, underline ou ponto</text:span></text:span></text:p>
        </text:list-item>
        <text:list-item>
          <text:p text:style-name="P13"><text:span text:style-name="Emphasis"><text:span text:style-name="T22">As tags devem s</text:span></text:span><text:span text:style-name="Emphasis"><text:span text:style-name="T24">er ini</text:span></text:span><text:span text:style-name="Emphasis"><text:span text:style-name="T22">c</text:span></text:span><text:span text:style-name="Emphasis"><text:span text:style-name="T24">iadas com letra ou underline</text:span></text:span></text:p>
        </text:list-item>
        <text:list-item>
          <text:p text:style-name="P13"><text:span text:style-name="Emphasis"><text:span text:style-name="T22">Os nomes das tags (eleme</text:span></text:span><text:span text:style-name="Emphasis"><text:span text:style-name="T24">ntos) </text:span></text:span><text:span text:style-name="Emphasis"><text:span text:style-name="T12">não podem conter espaços</text:span></text:span><text:span text:style-name="Emphasis"><text:span text:style-name="T24"> em branco</text:span></text:span></text:p>
        </text:list-item>
        <text:list-item>
          <text:p text:style-name="P13"><text:span text:style-name="Emphasis"><text:span text:style-name="T22">Cada eleme</text:span></text:span><text:span text:style-name="Emphasis"><text:span text:style-name="T24">nto deve, </text:span></text:span><text:span text:style-name="Emphasis"><text:span text:style-name="T10">obrigatoriamente</text:span></text:span><text:span text:style-name="Emphasis"><text:span text:style-name="T4">,</text:span></text:span><text:span text:style-name="Emphasis"><text:span text:style-name="T24"> ter sua tag de fechamento</text:span></text:span></text:p>
        </text:list-item>
        <text:list-item>
          <text:p text:style-name="P13"><text:span text:style-name="Emphasis"><text:span text:style-name="T24">As tags são CaseSensitive</text:span></text:span><text:span text:style-name="Emphasis"><text:span text:style-name="T22">, </text:span></text:span><text:span text:style-name="Emphasis"><text:span text:style-name="T23">ou seja, faz</text:span></text:span><text:span text:style-name="Emphasis"><text:span text:style-name="T22"> distinção entre letras maiúsculas e minúsculas</text:span></text:span></text:p>
        </text:list-item>
        <text:list-item>
          <text:p text:style-name="P13"><text:span text:style-name="Emphasis"><text:span text:style-name="T24">Deve existir apenas um elemento raiz (root), que não se repete e tem os demais elementos aninhados e descendentes a ele em hierarquia, </text:span></text:span><text:span text:style-name="Emphasis"><text:span text:style-name="T25">portanto, sendo a primeira e última tag do documento.</text:span></text:span></text:p>
        </text:list-item>
        <text:list-item>
          <text:p text:style-name="P13"><text:soft-page-break/><text:span text:style-name="Emphasis"><text:span text:style-name="T24">O valor do atributo deve ser delimitado por aspas. Exemplo: <text:line-break/>&lt;Funcionário contratação=”02/03/2008”&gt;</text:span></text:span></text:p>
        </text:list-item>
        <text:list-item>
          <text:p text:style-name="P13"><text:span text:style-name="Emphasis"><text:span text:style-name="T22">O doc</text:span></text:span><text:span text:style-name="Emphasis"><text:span text:style-name="T24">umento deve ser bem formado, ou seja, não permite nenhum erro no código </text:span></text:span><text:span text:style-name="Emphasis"><text:span text:style-name="T23">(diferente do </text:span></text:span><text:span text:style-name="Emphasis"><text:span text:style-name="T22">HTML, </text:span></text:span><text:span text:style-name="Emphasis"><text:span text:style-name="T23">onde</text:span></text:span><text:span text:style-name="Emphasis"><text:span text:style-name="T22"> pequenos erros podem ser negligenciados</text:span></text:span><text:span text:style-name="Emphasis"><text:span text:style-name="T23">)</text:span></text:span></text:p>
        </text:list-item>
      </text:list>
      <text:h text:style-name="P8" text:outline-level="3"><text:span text:style-name="Emphasis"><text:span text:style-name="T27">Nota:</text:span></text:span></text:h>
      <text:p text:style-name="P6"><text:span text:style-name="Emphasis"><text:span text:style-name="T26">XML </text:span></text:span><text:span text:style-name="Emphasis"><text:span text:style-name="T13">bem formado</text:span></text:span><text:span text:style-name="Emphasis"><text:span text:style-name="T26"> não necessariamente precisa ter DTD. Já um XML </text:span></text:span><text:span text:style-name="Emphasis"><text:span text:style-name="T13">válido</text:span></text:span><text:span text:style-name="Emphasis"><text:span text:style-name="T26"> obrigatoriamente precisa ter DTD.</text:span></text:span></text:p>
      <text:h text:style-name="Heading_20_3" text:outline-level="3"><text:span text:style-name="Emphasis"><text:span text:style-name="T33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" svg:font-family="Monospac"/>
    <style:font-face style:name="Trebuchet MS" svg:font-family="'Trebuchet MS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13T16:38:52.477000000</dc:date>
    <meta:editing-duration>PT39M35S</meta:editing-duration>
    <meta:editing-cycles>4</meta:editing-cycles>
    <meta:document-statistic meta:table-count="0" meta:image-count="0" meta:object-count="0" meta:page-count="3" meta:paragraph-count="30" meta:word-count="639" meta:character-count="3980" meta:non-whitespace-character-count="3383"/>
  </office:meta>
</office:document-meta>
</file>